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3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19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928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 draw:fill-color="#ffffff"/>
      <style:paragraph-properties fo:line-height="100%" fo:text-align="center"/>
      <style:text-properties fo:color="#000000" style:font-name="Segoe UI1" fo:font-size="26pt" fo:text-shadow="1pt 1pt" style:text-underline-style="none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line-height="100%" fo:text-align="center" fo:text-indent="-1.27cm" style:text-autospace="none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Arial" fo:font-size="36pt" fo:text-shadow="none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ffffff" style:font-name="Arial" fo:font-size="24pt" fo:text-shadow="1pt 1pt" style:text-underline-style="none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1" fo:font-size="36pt" fo:text-shadow="none" style:text-underline-style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6.40000009536743pt" fo:text-shadow="none" style:text-underline-style="none" fo:font-weight="bold" style:font-name-asian="Segoe UI" style:font-size-asian="8.5pt" style:font-weight-asian="bold" style:font-name-complex="Segoe UI" style:font-size-complex="8.5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6.40000009536743pt" fo:text-shadow="1pt 1pt" style:text-underline-style="none" fo:font-weight="bold" style:font-name-asian="Segoe UI" style:font-size-asian="8.5pt" style:font-weight-asian="bold" style:font-name-complex="Segoe UI" style:font-size-complex="8.5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style:text-underline-style="none" fo:font-weight="normal" style:font-name-asian="Segoe UI" style:font-size-asian="36pt" style:font-weight-asian="normal" style:font-name-complex="Segoe UI" style:font-size-complex="36pt" style:font-weight-complex="normal"/>
    </style:style>
    <style:style style:name="T4" style:family="text">
      <style:text-properties fo:color="#000000" style:font-name="Segoe UI1" fo:font-size="36pt" fo:text-shadow="none" style:text-underline-style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ffffff" style:font-name="Arial" fo:font-size="32pt" fo:text-shadow="1pt 1pt" style:text-underline-style="none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color="#ffffff" style:font-name="Arial" fo:font-size="18pt" fo:text-shadow="1pt 1pt" style:text-underline-style="none" fo:font-weight="normal" style:font-name-asian="Segoe UI" style:font-size-asian="18pt" style:font-weight-asian="normal" style:font-name-complex="Segoe UI" style:font-size-complex="18pt" style:font-weight-complex="normal"/>
    </style:style>
    <style:style style:name="T7" style:family="text">
      <style:text-properties fo:color="#ffffff" style:font-name="Arial" fo:font-size="20pt" fo:text-shadow="1pt 1pt" style:text-underline-style="none" fo:font-weight="normal" style:font-name-asian="Segoe UI" style:font-size-asian="20pt" style:font-weight-asian="normal" style:font-name-complex="Segoe UI" style:font-size-complex="20pt" style:font-weight-complex="normal"/>
    </style:style>
    <style:style style:name="T8" style:family="text">
      <style:text-properties fo:color="#000000" style:font-name="Segoe UI Semibold" fo:font-size="20pt" fo:text-shadow="none" style:text-underline-style="none" fo:font-weight="normal" style:font-name-asian="Segoe UI" style:font-size-asian="20pt" style:font-weight-asian="normal" style:font-name-complex="Segoe UI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416cm" svg:x="1.524cm" svg:y="0.648cm">
          <draw:text-box>
            <text:p text:style-name="P1"><text:span text:style-name="T1">HYMN #559</text:span></text:p>
            <text:p text:style-name="P1"><text:span text:style-name="T2">“</text:span><text:span text:style-name="T2">Oh, How Great is Your Compassio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>
        <draw:frame draw:style-name="gr3" draw:text-style-name="P5" draw:layer="layout" svg:width="24.489cm" svg:height="5.667cm" svg:x="1.568cm" svg:y="0.429cm">
          <draw:text-box>
            <text:p text:style-name="P4"><text:span text:style-name="T3">1.</text:span><text:span text:style-name="T4"> Oh, how great is Your compassion,</text:span></text:p>
            <text:p text:style-name="P4"><text:span text:style-name="T4">Faithful Father, God of grace,</text:span></text:p>
            <text:p text:style-name="P4"><text:span text:style-name="T4">That with all our fallen r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">
        <draw:frame draw:style-name="gr4" draw:text-style-name="P7" draw:layer="layout" svg:width="24.489cm" svg:height="6.587cm" svg:x="1.568cm" svg:y="0.429cm">
          <draw:text-box>
            <text:p text:style-name="P4"><text:span text:style-name="T4">In our depth of degradation</text:span></text:p>
            <text:p text:style-name="P4"><text:span text:style-name="T4">You had mercy so that we</text:span></text:p>
            <text:p text:style-name="P4"><text:span text:style-name="T4">Might be saved eternally!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1">
        <draw:frame draw:style-name="gr5" draw:text-style-name="P8" draw:layer="layout" svg:width="24.384cm" svg:height="5.886cm" svg:x="2.032cm" svg:y="0.718cm">
          <draw:text-box>
            <text:p text:style-name="P4"><text:span text:style-name="T3">2.</text:span><text:span text:style-name="T4"> Your great love for this has striven</text:span></text:p>
            <text:p text:style-name="P4"><text:span text:style-name="T4">That we may, from sin made free,</text:span></text:p>
            <text:p text:style-name="P4"><text:span text:style-name="T4">Live with You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1">
        <draw:frame draw:style-name="gr6" draw:text-style-name="P8" draw:layer="layout" svg:width="24.384cm" svg:height="5.378cm" svg:x="2.032cm" svg:y="0.718cm">
          <draw:text-box>
            <text:p text:style-name="P4"><text:span text:style-name="T4">Your dear Son Himself has given</text:span></text:p>
            <text:p text:style-name="P4"><text:span text:style-name="T4">And extends His gracious call,</text:span></text:p>
            <text:p text:style-name="P4"><text:span text:style-name="T4">To His supper leads us 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1">
        <draw:frame draw:style-name="gr7" draw:text-style-name="P8" draw:layer="layout" svg:width="24.892cm" svg:height="5.632cm" svg:x="1.778cm" svg:y="0.718cm">
          <draw:text-box>
            <text:p text:style-name="P4"><text:span text:style-name="T3">3.</text:span><text:span text:style-name="T4"> Firmly to our soul’s salvation</text:span></text:p>
            <text:p text:style-name="P4"><text:span text:style-name="T4">Witnesses Your Spirit, Lord,</text:span></text:p>
            <text:p text:style-name="P4"><text:span text:style-name="T4">In Your Sacraments and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1">
        <draw:frame draw:style-name="gr5" draw:text-style-name="P8" draw:layer="layout" svg:width="24.892cm" svg:height="5.886cm" svg:x="1.778cm" svg:y="0.718cm">
          <draw:text-box>
            <text:p text:style-name="P4"><text:span text:style-name="T4">There He sends true consolation,</text:span></text:p>
            <text:p text:style-name="P4"><text:span text:style-name="T4">Giving us the gift of faith</text:span></text:p>
            <text:p text:style-name="P4"><text:span text:style-name="T4">That we fear not hell nor dea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1">
        <draw:frame draw:style-name="gr8" draw:text-style-name="P8" draw:layer="layout" svg:width="24.638cm" svg:height="5.842cm" svg:x="1.778cm" svg:y="0.762cm">
          <draw:text-box>
            <text:p text:style-name="P4"><text:span text:style-name="T3">4.</text:span><text:span text:style-name="T4"> Lord, Your mercy will not leave me;</text:span></text:p>
            <text:p text:style-name="P4"><text:span text:style-name="T4">Ever will Your truth abide.</text:span></text:p>
            <text:p text:style-name="P4"><text:span text:style-name="T4">Then in You I will conf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1">
        <draw:frame draw:style-name="gr9" draw:text-style-name="P8" draw:layer="layout" svg:width="24.638cm" svg:height="5.588cm" svg:x="1.778cm" svg:y="0.762cm">
          <draw:text-box>
            <text:p text:style-name="P4"><text:span text:style-name="T4">Since Your Word cannot deceive me,</text:span></text:p>
            <text:p text:style-name="P4"><text:span text:style-name="T4">My salvation is to me</text:span></text:p>
            <text:p text:style-name="P4"><text:span text:style-name="T4">Safe and sure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1">
        <draw:frame draw:style-name="gr10" draw:text-style-name="P9" draw:layer="layout" svg:width="24.638cm" svg:height="5.443cm" svg:x="1.593cm" svg:y="0.825cm">
          <draw:text-box>
            <text:p text:style-name="P4"><text:span text:style-name="T3">5.</text:span><text:span text:style-name="T4"> I will praise Your great compassion,</text:span></text:p>
            <text:p text:style-name="P4"><text:span text:style-name="T4">Faithful Father, God of grace,</text:span></text:p>
            <text:p text:style-name="P4"><text:span text:style-name="T4">That with all our fallen r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">
        <draw:frame draw:style-name="gr11" draw:text-style-name="P12" draw:layer="layout" svg:width="24.638cm" svg:height="12.178cm" svg:x="1.593cm" svg:y="0.762cm">
          <draw:text-box>
            <text:p text:style-name="P4"><text:span text:style-name="T4">In our depth of degradation</text:span></text:p>
            <text:p text:style-name="P4"><text:span text:style-name="T4">You had mercy so that we</text:span></text:p>
            <text:p text:style-name="P4"><text:span text:style-name="T4">Might be saved eternally.</text:span></text:p>
            <text:p text:style-name="P10"><text:span text:style-name="T6"><text:line-break/></text:span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><text:s text:c="4"/></text:span><text:span text:style-name="T7"><text:s text:c="6"/></text:span><text:span text:style-name="T8">Public domain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9T07:53:43.543000000</meta:creation-date>
    <dc:date>2019-02-20T14:32:12.658000000</dc:date>
    <meta:editing-duration>PT39M6S</meta:editing-duration>
    <meta:editing-cycles>15</meta:editing-cycles>
    <meta:generator>LibreOffice/6.1.3.2$Windows_X86_64 LibreOffice_project/86daf60bf00efa86ad547e59e09d6bb77c699acb</meta:generator>
    <meta:document-statistic meta:object-count="66"/>
  </office:meta>
</office:document-meta>
</file>